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1400000105CAA86D7E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Графический объект1" text:anchor-type="paragraph" svg:width="7.303cm" svg:height="6.906cm" draw:z-index="0"><draw:image xlink:href="Pictures/100000000000011400000105CAA86D7E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</meta:initial-creator>
    <meta:creation-date>2014-03-08T11:56:31</meta:creation-date>
    <meta:generator>LibreOffice/3.5$Linux_x86 LibreOffice_project/350m1$Build-2</meta:generator>
    <dc:date>2014-03-08T13:03:37</dc:date>
    <dc:creator>artur </dc:creator>
    <meta:editing-duration>P0D</meta:editing-duration>
    <meta:editing-cycles>2</meta:editing-cycles>
    <meta:document-statistic meta:table-count="0" meta:image-count="1" meta:object-count="0" meta:page-count="1" meta:paragraph-count="0" meta:word-count="0" meta:character-count="0" meta:non-whitespace-character-count="0"/>
  </office:meta>
</office:document-meta>
</file>